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" style:family="table">
      <style:table-properties style:width="13.416cm" fo:margin-left="1.247cm" table:align="left"/>
    </style:style>
    <style:style style:name="Tabla1.A" style:family="table-column">
      <style:table-column-properties style:column-width="13.416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6.431cm" fo:margin-left="1.247cm" table:align="left"/>
    </style:style>
    <style:style style:name="Tabla2.A" style:family="table-column">
      <style:table-column-properties style:column-width="6.431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3.416cm" fo:margin-left="1.247cm" table:align="left"/>
    </style:style>
    <style:style style:name="Tabla3.A" style:family="table-column">
      <style:table-column-properties style:column-width="13.416cm"/>
    </style:style>
    <style:style style:name="Tabla3.A1" style:family="table-cell">
      <style:table-cell-properties style:vertical-align="middle" fo:padding="0.049cm" fo:border="none"/>
    </style:style>
    <style:style style:name="Tabla5" style:family="table">
      <style:table-properties style:width="4.103cm" fo:margin-left="1.247cm" table:align="left"/>
    </style:style>
    <style:style style:name="Tabla5.A" style:family="table-column">
      <style:table-column-properties style:column-width="4.103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6.219cm" fo:margin-left="1.247cm" table:align="left"/>
    </style:style>
    <style:style style:name="Tabla6.A" style:family="table-column">
      <style:table-column-properties style:column-width="6.219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3.839cm" fo:margin-left="1.247cm" table:align="left"/>
    </style:style>
    <style:style style:name="Tabla7.A" style:family="table-column">
      <style:table-column-properties style:column-width="13.839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3.839cm" fo:margin-left="1.247cm" table:align="left"/>
    </style:style>
    <style:style style:name="Tabla8.A" style:family="table-column">
      <style:table-column-properties style:column-width="13.839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4.103cm" fo:margin-left="1.247cm" table:align="left"/>
    </style:style>
    <style:style style:name="Tabla9.A" style:family="table-column">
      <style:table-column-properties style:column-width="4.103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3.732cm" fo:margin-left="1.254cm" fo:margin-right="2.014cm" table:align="margins"/>
    </style:style>
    <style:style style:name="Tabla10.A" style:family="table-column">
      <style:table-column-properties style:column-width="13.732cm" style:rel-column-width="65535*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3.679cm" fo:margin-left="1.281cm" fo:margin-right="2.041cm" table:align="margins"/>
    </style:style>
    <style:style style:name="Tabla11.A" style:family="table-column">
      <style:table-column-properties style:column-width="13.679cm" style:rel-column-width="65535*"/>
    </style:style>
    <style:style style:name="Tabla11.A1" style:family="table-cell">
      <style:table-cell-properties style:vertical-align="middle" fo:padding="0.049cm" fo:border="none"/>
    </style:style>
    <style:style style:name="Tabla4" style:family="table">
      <style:table-properties style:width="10.954cm" fo:margin-left="1.247cm" table:align="left"/>
    </style:style>
    <style:style style:name="Tabla4.A" style:family="table-column">
      <style:table-column-properties style:column-width="10.954cm"/>
    </style:style>
    <style:style style:name="Tabla4.A1" style:family="table-cell">
      <style:table-cell-properties style:vertical-align="middle" fo:padding="0.049cm" fo:border="none"/>
    </style:style>
    <style:style style:name="Tabla13" style:family="table">
      <style:table-properties style:width="10.001cm" fo:margin-left="1.247cm" table:align="left"/>
    </style:style>
    <style:style style:name="Tabla13.A" style:family="table-column">
      <style:table-column-properties style:column-width="10.001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14.711cm" fo:margin-left="1.247cm" table:align="left"/>
    </style:style>
    <style:style style:name="Tabla14.A" style:family="table-column">
      <style:table-column-properties style:column-width="14.711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13.891cm" fo:margin-left="1.247cm" table:align="left"/>
    </style:style>
    <style:style style:name="Tabla15.A" style:family="table-column">
      <style:table-column-properties style:column-width="13.891cm"/>
    </style:style>
    <style:style style:name="Tabla1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Text_20_body">
      <style:paragraph-properties fo:margin-left="0.9cm" fo:margin-right="0cm" fo:text-indent="0cm" style:auto-text-indent="false"/>
    </style:style>
    <style:style style:name="P6" style:family="paragraph" style:parent-style-name="Text_20_body">
      <style:paragraph-properties fo:margin-left="-1.251cm" fo:margin-right="0cm" fo:text-indent="0cm" style:auto-text-indent="false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Preformatted_20_Text">
      <style:paragraph-properties fo:margin-top="0cm" fo:margin-bottom="0.499cm" style:contextual-spacing="false"/>
    </style:style>
    <style:style style:name="P9" style:family="paragraph" style:parent-style-name="Preformatted_20_Text">
      <style:paragraph-properties fo:margin-top="0cm" fo:margin-bottom="0.499cm" style:contextual-spacing="false"/>
      <style:text-properties fo:background-color="#ffff00"/>
    </style:style>
    <style:style style:name="P10" style:family="paragraph" style:parent-style-name="Preformatted_20_Text">
      <style:paragraph-properties fo:margin-top="0cm" fo:margin-bottom="0.499cm" style:contextual-spacing="false"/>
      <style:text-properties officeooo:paragraph-rsid="000844ba" fo:background-color="#ffff00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paragraph-rsid="0009bd86" fo:background-color="#ffff00"/>
    </style:style>
    <style:style style:name="P12" style:family="paragraph" style:parent-style-name="Preformatted_20_Text">
      <style:paragraph-properties fo:margin-top="0cm" fo:margin-bottom="0.499cm" style:contextual-spacing="false"/>
      <style:text-properties officeooo:paragraph-rsid="000844ba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09bd86"/>
    </style:style>
    <style:style style:name="P14" style:family="paragraph" style:parent-style-name="Standard">
      <style:text-properties style:font-name="Arial" fo:font-size="10pt" officeooo:paragraph-rsid="0007e38b" fo:background-color="#ffff00" style:font-size-asian="10pt" style:font-size-complex="10pt"/>
    </style:style>
    <style:style style:name="P15" style:family="paragraph" style:parent-style-name="Table_20_Contents">
      <style:text-properties style:font-name="Arial" fo:font-size="10pt" officeooo:rsid="0007e38b" officeooo:paragraph-rsid="0007e38b" fo:background-color="#ffff00" style:font-size-asian="10pt" style:font-size-complex="10pt"/>
    </style:style>
    <style:style style:name="P16" style:family="paragraph" style:parent-style-name="Table_20_Contents">
      <style:text-properties fo:background-color="#ffff00"/>
    </style:style>
    <style:style style:name="T1" style:family="text">
      <style:text-properties officeooo:rsid="0007383b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7383b" fo:background-color="#ffff00" loext:char-shading-value="0"/>
    </style:style>
    <style:style style:name="T4" style:family="text">
      <style:text-properties officeooo:rsid="0007383b" fo:background-color="#ffff00" loext:char-shading-value="0"/>
    </style:style>
    <style:style style:name="T5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ÍN 28</text:p>
      <text:p text:style-name="P2">Dado el xml siguiente:</text:p>
      <text:p text:style-name="P1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">&lt;biblioteca&gt;</text:p>
            <text:p text:style-name="P4"><text:s text:c="2"/>&lt;libro&gt;</text:p>
            <text:p text:style-name="P4"><text:s text:c="4"/>&lt;titulo&gt;La vida está en otra parte&lt;/titulo&gt;</text:p>
            <text:p text:style-name="P4"><text:s text:c="4"/>&lt;autor&gt;Milan Kundera&lt;/autor&gt;</text:p>
            <text:p text:style-name="P4"><text:s text:c="4"/>&lt;fechaPublicacion año="1973"/&gt;</text:p>
            <text:p text:style-name="P4"><text:s text:c="2"/>&lt;/libro&gt;</text:p>
            <text:p text:style-name="P4"><text:s text:c="2"/>&lt;libro&gt;</text:p>
            <text:p text:style-name="P4"><text:s text:c="4"/>&lt;titulo&gt;Pantaleón y las visitadoras&lt;/titulo&gt;</text:p>
            <text:p text:style-name="P4"><text:s text:c="4"/>&lt;autor fechaNacimiento="28/03/1936"&gt;Mario Vargas Llosa&lt;/autor&gt;</text:p>
            <text:p text:style-name="P4"><text:s text:c="4"/>&lt;fechaPublicacion año="1973"/&gt;</text:p>
            <text:p text:style-name="P4"><text:s text:c="2"/>&lt;/libro&gt;</text:p>
            <text:p text:style-name="P4"><text:s text:c="2"/>&lt;libro&gt;</text:p>
            <text:p text:style-name="P4"><text:s text:c="4"/>&lt;titulo&gt;Conversación en la catedral&lt;/titulo&gt;</text:p>
            <text:p text:style-name="P4"><text:s text:c="4"/>&lt;autor fechaNacimiento="28/03/1936"&gt;Mario Vargas Llosa&lt;/autor&gt;</text:p>
            <text:p text:style-name="P4"><text:s text:c="4"/>&lt;fechaPublicacion año="1969"/&gt;</text:p>
            <text:p text:style-name="P4"><text:s text:c="2"/>&lt;/libro&gt;</text:p>
            <text:p text:style-name="P4">&lt;/biblioteca&gt;</text:p>
          </table:table-cell>
        </table:table-row>
      </table:table>
      <text:p text:style-name="Standard"/>
      <text:p text:style-name="Standard">Escribe las expresiones Xpath para obtener:<text:span text:style-name="T5"> //</text:span><text:span text:style-name="T4">autor</text:span></text:p>
      <text:p text:style-name="Standard"/>
      <text:p text:style-name="Standard">1- <text:s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reformatted_20_Text">&lt;autor&gt;Milan Kundera&lt;/autor&gt;</text:p>
            <text:p text:style-name="Preformatted_20_Text">&lt;autor fechaNacimiento="28/03/1936"&gt;Mario Vargas Llosa&lt;/autor&gt;</text:p>
            <text:p text:style-name="P7">&lt;autor fechaNacimiento="28/03/1936"&gt;Mario Vargas Llosa&lt;/autor&gt;</text:p>
          </table:table-cell>
        </table:table-row>
      </table:table>
      <text:p text:style-name="Text_20_body"/>
      <text:p text:style-name="Standard">2-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reformatted_20_Text">fechaNacimiento="28/03/1936"</text:p>
            <text:p text:style-name="P7">fechaNacimiento="28/03/1936"</text:p>
            <text:p text:style-name="P9">//<text:span text:style-name="T1">@fechaNacimiento</text:span></text:p>
          </table:table-cell>
        </table:table-row>
      </table:table>
      <text:p text:style-name="P5"/>
      <text:p text:style-name="Standard">3-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reformatted_20_Text">&lt;autor fechaNacimiento="28/03/1936"&gt;Mario Vargas Llosa&lt;/autor&gt;</text:p>
            <text:p text:style-name="P7">&lt;autor fechaNacimiento="28/03/1936"&gt;Mario Vargas Llosa&lt;/autor&gt;</text:p>
            <text:p text:style-name="P7"><text:span text:style-name="T5">//autor[@fechaNacimiento]</text:span></text:p>
          </table:table-cell>
        </table:table-row>
      </table:table>
      <text:p text:style-name="P6"/>
      <text:p text:style-name="Standard">4-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reformatted_20_Text">Milan Kundera</text:p>
            <text:p text:style-name="Preformatted_20_Text">Mario Vargas Llosa</text:p>
            <text:p text:style-name="P12">Mario Vargas Llosa</text:p>
            <text:p text:style-name="P10">//autor/text()</text:p>
          </table:table-cell>
        </table:table-row>
      </table:table>
      <text:p text:style-name="Text_20_body"/>
      <text:p text:style-name="Standard">5-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reformatted_20_Text">año="1973"</text:p>
            <text:p text:style-name="Preformatted_20_Text">fechaNacimiento="28/03/1936"</text:p>
            <text:p text:style-name="Preformatted_20_Text"><text:soft-page-break/>año="1973"</text:p>
            <text:p text:style-name="Preformatted_20_Text">fechaNacimiento="28/03/1936"</text:p>
            <text:p text:style-name="P13">año="1969" <text:s/></text:p>
            <text:p text:style-name="P13"/>
            <text:p text:style-name="P11">//@* <text:s/></text:p>
          </table:table-cell>
        </table:table-row>
      </table:table>
      <text:p text:style-name="Text_20_body"/>
      <text:p text:style-name="Standard">6- 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reformatted_20_Text">&lt;libro&gt;</text:p>
            <text:p text:style-name="Preformatted_20_Text"><text:s text:c="2"/>&lt;titulo&gt;Pantaleón y las visitadoras&lt;/titulo&gt;</text:p>
            <text:p text:style-name="Preformatted_20_Text"><text:s text:c="2"/>&lt;autor fechaNacimiento="28/03/1936"&gt;Mario Vargas Llosa&lt;/autor&gt;</text:p>
            <text:p text:style-name="Preformatted_20_Text"><text:s text:c="2"/>&lt;fechaPublicacion año="1973"/&gt;</text:p>
            <text:p text:style-name="P7">&lt;/libro&gt;</text:p>
            <text:p text:style-name="P9">//libro[2]</text:p>
          </table:table-cell>
        </table:table-row>
      </table:table>
      <text:p text:style-name="Text_20_body"/>
      <text:p text:style-name="Standard">7-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reformatted_20_Text">&lt;libro&gt;</text:p>
            <text:p text:style-name="Preformatted_20_Text"><text:s text:c="2"/>&lt;titulo&gt;Pantaleón y las visitadoras&lt;/titulo&gt;</text:p>
            <text:p text:style-name="Preformatted_20_Text"><text:s text:c="2"/>&lt;autor fechaNacimiento="28/03/1936"&gt;Mario Vargas Llosa&lt;/autor&gt;</text:p>
            <text:p text:style-name="Preformatted_20_Text"><text:s text:c="2"/>&lt;fechaPublicacion año="1973"/&gt;</text:p>
            <text:p text:style-name="Preformatted_20_Text">&lt;/libro&gt;</text:p>
            <text:p text:style-name="Preformatted_20_Text">&lt;libro&gt;</text:p>
            <text:p text:style-name="Preformatted_20_Text"><text:s text:c="2"/>&lt;titulo&gt;Conversación en la catedral&lt;/titulo&gt;</text:p>
            <text:p text:style-name="Preformatted_20_Text"><text:s text:c="2"/>&lt;autor fechaNacimiento="28/03/1936"&gt;Mario Vargas Llosa&lt;/autor&gt;</text:p>
            <text:p text:style-name="Preformatted_20_Text"><text:s text:c="2"/>&lt;fechaPublicacion año="1969"/&gt;</text:p>
            <text:p text:style-name="P7">&lt;/libro&gt;</text:p>
            <text:p text:style-name="P7"/>
            <text:p text:style-name="P9">//libro[autor='Mario Vargas Llosa']</text:p>
          </table:table-cell>
        </table:table-row>
      </table:table>
      <text:p text:style-name="Text_20_body"/>
      <text:p text:style-name="Standard">8- 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7">Mario Vargas Llosa</text:p>
            <text:p text:style-name="P9">//libro[3]//autor/text() </text:p>
          </table:table-cell>
        </table:table-row>
      </table:table>
      <text:p text:style-name="Text_20_body"/>
      <text:p text:style-name="Standard">9- 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reformatted_20_Text">&lt;titulo&gt;Pantaleón y las visitadoras&lt;/titulo&gt;</text:p>
            <text:p text:style-name="P7">&lt;titulo&gt;Conversación en la catedral&lt;/titulo&gt;</text:p>
            <text:p text:style-name="P9">//libro[autor='Mario Vargas Llosa']//titulo</text:p>
          </table:table-cell>
        </table:table-row>
      </table:table>
      <text:p text:style-name="Standard">10- </text:p>
      <text:p text:style-name="Standard"><text:s text:c="5"/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reformatted_20_Text">&lt;titulo&gt;La vida está en otra parte&lt;/titulo&gt;</text:p>
            <text:p text:style-name="P7">&lt;titulo&gt;Pantaleón y las visitadoras&lt;/titul</text:p>
            <text:p text:style-name="P9"><text:soft-page-break/>//libro[position()&lt;3]//autor</text:p>
          </table:table-cell>
        </table:table-row>
      </table:table>
      <text:p text:style-name="P3"/>
      <text:p text:style-name="P3">Indica el resultado de las expresiones siguientes:</text:p>
      <text:p text:style-name="Standard"/>
      <text:p text:style-name="Standard">11- <text:s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>//titulo[.="La vida está en otra parte"]/../fechaPublicacion/@año <text:s/></text:p>
            <text:p text:style-name="Table_20_Contents"/>
            <text:p text:style-name="Table_20_Contents"><text:s/><text:span text:style-name="T5">año="1973"</text:span></text:p>
          </table:table-cell>
        </table:table-row>
      </table:table>
      <text:p text:style-name="Text_20_body"/>
      <text:p text:style-name="Standard">12- 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>//libro[1]</text:p>
            <text:p text:style-name="P14">&lt;titulo&gt;La vida está en otra parte&lt;/titulo&gt;</text:p>
            <text:p text:style-name="P14"><text:s text:c="4"/>&lt;autor&gt;Milan Kundera&lt;/autor&gt;</text:p>
            <text:p text:style-name="P14"><text:s text:c="4"/>&lt;fechaPublicacion año="1973"/&gt;</text:p>
          </table:table-cell>
        </table:table-row>
      </table:table>
      <text:p text:style-name="Text_20_body"/>
      <text:p text:style-name="Standard">13- 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>//fechaPublicacion[@año&lt;1970]/..</text:p>
            <text:p text:style-name="Table_20_Contents"/>
            <text:p text:style-name="P14">&lt;titulo&gt;Conversación en la catedral&lt;/titulo&gt;</text:p>
            <text:p text:style-name="P14"><text:s text:c="4"/>&lt;autor fechaNacimiento="28/03/1936"&gt;Mario Vargas Llosa&lt;/autor&gt;</text:p>
            <text:p text:style-name="P14"><text:s text:c="4"/>&lt;fechaPublicacion año="1969"/&gt;</text:p>
            <text:p text:style-name="P16"/>
          </table:table-cell>
        </table:table-row>
      </table:table>
      <text:p text:style-name="Text_20_body"/>
      <text:p text:style-name="Standard">14- 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>//libro/@*</text:p>
            <text:p text:style-name="Table_20_Contents"/>
            <text:p text:style-name="P15">Ningun nodo seleccionado</text:p>
            <text:p text:style-name="Table_20_Contents"/>
            <text:p text:style-name="Table_20_Contents"/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3-04-09T16:59:47.45</meta:creation-date>
    <dc:date>2023-03-16T13:19:51.968082645</dc:date>
    <meta:editing-duration>PT14M54S</meta:editing-duration>
    <meta:editing-cycles>4</meta:editing-cycles>
    <meta:generator>LibreOffice/7.3.7.2$Linux_X86_64 LibreOffice_project/30$Build-2</meta:generator>
    <meta:document-statistic meta:table-count="15" meta:image-count="0" meta:object-count="0" meta:page-count="3" meta:paragraph-count="92" meta:word-count="208" meta:character-count="2416" meta:non-whitespace-character-count="2192"/>
  </office:meta>
</office:document-meta>
</file>